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FEB823DE4DF34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cm" svg:y="6.503cm" presentation:class="title">
          <draw:text-box>
            <text:p>A big tit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>Title (but this slide is hidden)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em 1</text:p>
                <text:list>
                  <text:list-item>
                    <text:p>Item 1a</text:p>
                  </text:list-item>
                </text:list>
              </text:list-item>
              <text:list-item>
                <text:p>Item 2</text:p>
                <text:list>
                  <text:list-item>
                    <text:p>Item 2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text-style-name="P1" draw:layer="layout" svg:width="25.199cm" svg:height="1.771cm" svg:x="1.4cm" svg:y="0.837cm" presentation:class="title" presentation:user-transformed="true">
          <draw:text-box>
            <text:p>Title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em 1</text:p>
                <text:list>
                  <text:list-item>
                    <text:p>Item 1a</text:p>
                  </text:list-item>
                </text:list>
              </text:list-item>
              <text:list-item>
                <text:p>Item 2</text:p>
                <text:list>
                  <text:list-item>
                    <text:p>Item 2a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8cm" svg:y="2.26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dff2fc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FEB823DE4DF343C.jpg" xlink:type="simple" xlink:show="embed" xlink:actuate="onLoad" draw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12-19T21:06:43.489561770</meta:creation-date>
    <meta:editing-duration>PT3M17S</meta:editing-duration>
    <meta:editing-cycles>6</meta:editing-cycles>
    <meta:generator>LibreOffice/7.3.7.2$Linux_X86_64 LibreOffice_project/30$Build-2</meta:generator>
    <dc:title>Blue Curve</dc:title>
    <meta:initial-creator>Hartmut Seichter</meta:initial-creator>
    <dc:date>2023-09-03T09:21:46.232199497</dc:date>
    <dc:creator>Rubén Béjar</dc:creator>
    <meta:document-statistic meta:object-count="46"/>
  </office:meta>
</office:document-meta>
</file>